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6-10-09T10:43:33.114799687</dc:date>
    <meta:editing-duration>PT1M2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2" meta:character-count="11" meta:non-whitespace-character-count="11"/>
  </office:meta>
</office:document-meta>
</file>